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/>
    </style:style>
    <style:style style:name="P3" style:family="paragraph" style:parent-style-name="Text_20_body">
      <style:text-properties fo:font-variant="normal" fo:text-transform="none" fo:color="#222222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1.852cm" fo:margin-right="1.852cm" fo:margin-top="0.529cm" fo:margin-bottom="0.529cm" fo:orphans="2" fo:widows="2" fo:text-indent="0cm" style:auto-text-indent="false"/>
      <style:text-properties fo:font-variant="normal" fo:text-transform="none" fo:color="#222222" style:font-name="Roboto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boto" fo:font-size="12pt" fo:letter-spacing="normal" fo:language="en" fo:country="US" fo:font-style="normal" fo:font-weight="normal"/>
    </style:style>
    <style:style style:name="T1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12pt" fo:letter-spacing="normal" fo:language="ru" fo:country="RU" fo:font-style="normal" fo:font-weight="normal"/>
    </style:style>
    <style:style style:name="T3" style:family="text">
      <style:text-properties fo:font-variant="normal" fo:text-transform="none" fo:color="#222222" style:font-name="Roboto" fo:font-size="12pt" fo:letter-spacing="normal" fo:language="en" fo:country="US" fo:font-style="normal" fo:font-weight="normal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енис Глинин встречает Павла Гудимова и Юру Хусточку. Решают играть вместе. В этот момент где-то рядом на одной из улиц старого Львова шёл парень и напевал мелодию… так состоялось рождение песни «Відпусти» и становление композитора, музыканта… Святослава Вакарчука.</text:span> </text:p>
      <text:p text:style-name="P2">'96</text:p>
      <text:p text:style-name="P5">И началось…</text:p>
      <text:p text:style-name="P4">Участники фестивалей: Серебряная подкова 95-96, Альтернатива 2, Перлини Сезону 1996, Таврийские Игры 96, Траш 96, Гернсбах, Германия, Конкурс «Р.Ф.И» 96, Франция…</text:p>
      <text:p text:style-name="P4">К ребятам из Львова в гости приехала немецкая группа Blue Eyes. Отыграли совместный концерт.</text:p>
      <text:p text:style-name="P4">О.Е. дали первый сольный концерт за пределами Львова – в Луцке.</text:p>
      <text:p text:style-name="P4">27 апреля Океан Ельзи очаровал жителей и гостей города Нанси, Франция. Кое-кому настолько понравилось творчество О.Е., что взяли и назвали свою дочку – Эльза. Вот что значит, увлекаться по-французски...:)</text:p>
      <text:p text:style-name="P4">Первый концерт в Киеве, знаковое место того времени – клуб Голливуд.</text:p>
      <text:p text:style-name="P4">Дальше были «Перлини Сезону». Работа в студии на протяжении ноября-декабря. Результат – первый макси-сингл «Будинок зі скла». Запись на ДЗЗ (Дом звукозаписи) с Валерием Панченко.</text:p>
      <text:p text:style-name="P4">Первый музыкальный фильм об О.Е., который показали в программе «Решето» на канале ТЕТ. Комментарии к фильму: «30 минут чистого адреналина».</text:p>
      <text:p text:style-name="P4">Выступление на рок-фестивале вместе с Deep Purple.</text:p>
      <text:p text:style-name="P2">'<text:span text:style-name="T4">97</text:span></text:p>
      <text:p text:style-name="P2"><text:span text:style-name="T2">Весной в Киеве Славик пишет песню «Там, де нас нема». Обидно было: во Львове уже тепло, а в Киеве снег и холодно. Так и вышло, что «там де нас нема, там не падає зима».</text:span><text:span text:style-name="T4"> </text:span></text:p>
      <text:p text:style-name="P2">'<text:span text:style-name="T4">98</text:span></text:p>
      <text:p text:style-name="P2"><text:span text:style-name="T2">Выходит первый альбом «Там, де нас нема».</text:span><text:span text:style-name="T4"> </text:span></text:p>
      <text:p text:style-name="P2">'<text:span text:style-name="T4">00</text:span></text:p>
      <text:p text:style-name="P1"><text:span text:style-name="T2">Прошло 8 лет с того момента, как Слава гулял по старому Львову и напевал мелодию. Теперь оказалось, что та мелодия – песня «Відпусти».</text:span><text:span text:style-name="T4"> </text:span><text:span text:style-name="T2">Мир увидел альбом «Янанебібув».</text:span><text:span text:style-name="T4"> </text:span></text:p>
      <text:p text:style-name="P2">'<text:span text:style-name="T4">03</text:span></text:p>
      <text:p text:style-name="P2"><text:span text:style-name="T2">Выходит альбом «Суперсиметрія».</text:span><text:span text:style-name="T4"> </text:span></text:p>
      <text:p text:style-name="P2">'<text:span text:style-name="T4">04</text:span></text:p>
      <text:p text:style-name="P2"><text:span text:style-name="T2">Грустное настроение. Группу покидают Юра Хусточка и Дима Шуров. Славик месяц ни с кем не общается… После рождается песня «Дякую».</text:span><text:span text:style-name="T4"> </text:span></text:p>
      <text:p text:style-name="P2">'06</text:p>
      <text:p text:style-name="P5">Фестиваль «Нашествие»-2006. Главное приключение лета оказалось приключением с самого начала – из-за огромных пробок группа прибыла в штаб фестиваля с опозданием в 6 часов (в <text:soft-page-break/>тот день Рязанская область принимала гостей со всей России). Океан Ельзи закрывали второй день фестиваля – 5 августа. Выступление О.Е., без преувеличений, стал одним из самых мощных и ярких на том фестивале. Уже на следующий день в российской прессе появились отзывы, в каждом из которых О.Е. названы самой драйвовой группой фестиваля.</text:p>
      <text:p text:style-name="Text_20_body"><text:line-break/><text:span text:style-name="T5">'08</text:span></text:p>
      <text:p text:style-name="P3"><text:span text:style-name="T5">В 2008 океановцы «не видят белого дня»: работают над альбомом «Вночі». Музыкальный проект Славы Вакарчука объединил участников О.Е. и два десятка приглашённых музыкантов из мира джаза, фолка, классической музыки…</text:span></text:p>
      <text:p text:style-name="Text_20_body"><text:line-break/><text:span text:style-name="T3">В Национальном академическом театре имени Івана Франко состоялась премьера музыкального проекта Святослава Вакарчука «Вночі».</text:span><text:span text:style-name="T5"> </text:span></text:p>
      <text:p text:style-name="Text_20_body"><text:span text:style-name="T5">'11</text:span></text:p>
      <text:p text:style-name="Text_20_body"><text:span text:style-name="T3">10 октября в Минске Международный фестиваль классической музыки Ю. Башмета закрывается специальным проектом "Классика встречает рок", где хедлайнером становится украинская группа "Океан Ельзи".</text:span><text:span text:style-name="T5"> </text:span></text:p>
      <text:p text:style-name="Text_20_body"><text:span text:style-name="T3">27.09 первое выступление ОЕ (да и вообще украинских рок-исполнителей) в Кремле: фото, отзывы в СМИ ("Коммерсантъ", "Известия")</text:span><text:span text:style-name="T5"> </text:span></text:p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9S</meta:editing-duration>
    <meta:editing-cycles>3</meta:editing-cycles>
    <meta:generator>OpenOffice/4.1.3$Win32 OpenOffice.org_project/413m1$Build-9783</meta:generator>
    <dc:date>2018-05-03T23:42:38.46</dc:date>
    <meta:document-statistic meta:table-count="0" meta:image-count="0" meta:object-count="0" meta:page-count="2" meta:paragraph-count="29" meta:word-count="437" meta:character-count="2970"/>
    <dc:creator>Елена Горькова</dc:creator>
    <meta:user-defined meta:name="Info 1"/>
    <meta:user-defined meta:name="Info 2"/>
    <meta:user-defined meta:name="Info 3"/>
    <meta:user-defined meta:name="Info 4"/>
  </office:meta>
</office:document-meta>
</file>